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 fo:margin-left="0.25in">
        <style:tab-stops/>
      </style:paragraph-properties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text-align="justify" fo:margin-bottom="0.1965in" fo:margin-left="0.4736in">
        <style:tab-stops/>
      </style:paragraph-properties>
      <style:text-properties style:font-name="Garamond" fo:font-size="10pt" style:font-size-asian="10pt" style:font-size-complex="10pt"/>
    </style:style>
    <style:style style:name="P2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 fo:margin-left="0.4736in">
        <style:tab-stops/>
      </style:paragraph-properties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361in">
        <style:tab-stops/>
      </style:paragraph-properties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 fo:margin-left="0.5361in">
        <style:tab-stops/>
      </style:paragraph-properties>
      <style:text-properties style:font-name="Garamond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Garamond"/>
    </style:style>
    <style:style style:name="P38" style:parent-style-name="TableContents" style:family="paragraph">
      <style:paragraph-properties fo:margin-bottom="0.1965in"/>
      <style:text-properties style:font-name="Garamond"/>
    </style:style>
    <style:style style:name="P39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<text:s/>Priority="22" SemiHidden="false"</text:p><text:p text:style-name="Normal"><text:s text:c="3"/>UnhideWhenUsed="false" QFormat="true" Name="Strong"/&gt;</text:p><text:p text:style-name="Normal"><text:s text:c="2"/>&lt;w:LsdException 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<text:s/>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<text:s/>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<text:s/>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<text:s/>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<text:s/>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<text:s/>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<text:s/>Name="Light Grid Accent 3"/&gt;</text:p><text:p text:style-name="Normal"><text:s text:c="2"/>&lt;w:LsdException 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<text:s/>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<text:s/>Priority="68" SemiHidden="false"</text:p><text:p text:style-name="Normal"><text:s text:c="3"/>UnhideWhenUsed="false" Name="Medium Grid 2 Accent 3"/&gt;</text:p><text:p text:style-name="Normal"><text:s text:c="2"/>&lt;w:LsdException Locked="false" 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2"/><text:s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<text:s/>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<text:s/>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<text:s/>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<text:s/>Jeremy Micah Choa</text:p>
            <text:p text:style-name="P17">Date:<text:s/>Feb. 3, 2017</text:p>
            <text:p text:style-name="P18">Developer’s Group<text:s/>Name:<text:s/>Team 6 Absences</text:p>
            <text:p text:style-name="P19">Project Name:<text:s/>Attendance Checker</text:p>
            <text:p text:style-name="P20">Sprint Number:<text:s/>1</text:p>
          </table:table-cell>
        </table:table-row>
        <table:table-row table:style-name="TableRow21">
          <table:table-cell table:style-name="TableCell22">
            <text:p text:style-name="P23">1.<text:s/><text:s/>What were the main lessons your team learned in this sprint?</text:p>
            <text:p text:style-name="P24">The GUI doesn’t have to look so fancy. Simple is better.</text:p>
            <text:p text:style-name="P25"/>
            <text:p text:style-name="P26"/>
            <text:p text:style-name="P27">2. <text:s text:c="2"/>Describe one example of what went right in this sprint.</text:p>
            <text:p text:style-name="P28">The app’s functions were made simple, and they didn’t have to be so complicated to work.</text:p>
            <text:p text:style-name="P29"/>
            <text:p text:style-name="P30"/>
            <text:p text:style-name="P31">3.<text:s text:c="4"/>Describe one example of what went wrong in this sprint.</text:p>
            <text:p text:style-name="P32">Coding started late, so the output wasn’t very polished and was missing a big chunk of feature.</text:p>
            <text:p text:style-name="P33"/>
            <text:p text:style-name="P34"/>
            <text:p text:style-name="P35">4.<text:s text:c="4"/>What will you do differently on the next sprint based on your experience working on this current sprint?</text:p>
            <text:p text:style-name="P36">We will start earlier to get more things done.</text:p>
            <text:p text:style-name="P37"/>
            <text:p text:style-name="P38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user</dc:creator>
    <meta:creation-date>2007-08-13T11:01:00Z</meta:creation-date>
    <dc:date>2017-02-03T08:14:00Z</dc:date>
    <meta:print-date>2006-07-28T14:33:00Z</meta:print-date>
    <meta:template xlink:href="Normal.dotm" xlink:type="simple"/>
    <meta:editing-cycles>15</meta:editing-cycles>
    <meta:editing-duration>PT2940S</meta:editing-duration>
    <meta:document-statistic meta:page-count="1" meta:paragraph-count="1" meta:word-count="118" meta:character-count="796" meta:row-count="5" meta:non-whitespace-character-count="679"/>
  </office:meta>
</office:document-meta>
</file>